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65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893cm" fo:break-before="auto" style:use-optimal-row-height="true"/>
    </style:style>
    <style:style style:name="ro3" style:family="table-row">
      <style:table-row-properties style:row-height="1.304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dddddd" style:vertical-align="top"/>
      <style:text-properties style:use-window-font-color="true" style:text-outline="false" style:text-line-through-styl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 fo:border="0.002cm solid #dddddd" style:vertical-align="to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02cm solid #dddddd"/>
      <style:text-properties style:use-window-font-color="true"/>
    </style:style>
    <style:style style:name="ce5" style:family="table-cell" style:parent-style-name="Default">
      <style:table-cell-properties fo:border="0.002cm solid #dddddd"/>
    </style:style>
    <style:style style:name="ce6" style:family="table-cell" style:parent-style-name="Default">
      <style:table-cell-properties fo:background-color="transparent" fo:border="0.002cm solid #dddddd" style:vertical-align="top"/>
      <style:text-properties style:use-window-font-color="true" style:font-name="Arial"/>
    </style:style>
    <style:style style:name="ce7" style:family="table-cell" style:parent-style-name="Default">
      <style:table-cell-properties fo:background-color="transparent" fo:wrap-option="wrap" fo:border="0.002cm solid #dddddd" style:vertical-align="top"/>
      <style:text-properties style:use-window-font-color="true" style:text-outline="false" style:text-line-through-styl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border="0.002cm solid #dddddd"/>
      <style:text-properties style:use-window-font-color="true"/>
    </style:style>
    <style:style style:name="ce9" style:family="table-cell" style:parent-style-name="Default">
      <style:table-cell-properties fo:border="0.002cm solid #dddddd" style:vertical-align="top"/>
      <style:text-properties style:use-window-font-color="true" style:font-name="Arial"/>
    </style:style>
    <style:style style:name="ce10" style:family="table-cell" style:parent-style-name="Default">
      <style:table-cell-properties style:vertical-align="top"/>
      <style:text-properties style:use-window-font-color="true" style:font-name="Arial"/>
    </style:style>
    <style:style style:name="ce11" style:family="table-cell" style:parent-style-name="Default">
      <style:text-properties style:use-window-font-color="true"/>
    </style:style>
    <style:style style:name="T1" style:family="text">
      <style:text-properties fo:color="#ff420e"/>
    </style:style>
    <style:style style:name="T2" style:family="text">
      <style:text-properties style:use-window-font-color="true"/>
    </style:style>
  </office:automatic-styles>
  <office:body>
    <office:spreadsheet>
      <table:table table:name="Vergleich der Qualifikationsziele" table:style-name="ta1" table:print-ranges="'Vergleich der Qualifikationsziele'.A1:'Vergleich der Qualifikationsziele'.C25">
        <table:table-column table:style-name="co1" table:number-columns-repeated="3" table:default-cell-style-name="ce10"/>
        <table:table-column table:style-name="co2" table:number-columns-repeated="1021" table:default-cell-style-name="ce10"/>
        <table:table-row table:style-name="ro1">
          <table:table-cell table:style-name="ce1" office:value-type="string">
            <text:p>MIB</text:p>
          </table:table-cell>
          <table:table-cell table:style-name="ce1" office:value-type="string">
            <text:p>MKB</text:p>
          </table:table-cell>
          <table:table-cell table:style-name="ce1" office:value-type="string">
            <text:p>OMB</text:p>
          </table:table-cell>
          <table:table-cell table:number-columns-repeated="1021"/>
        </table:table-row>
        <table:table-row table:style-name="ro1">
          <table:table-cell table:number-columns-repeated="3" table:style-name="ce2" office:value-type="string">
            <text:p>Ziele bezüglich fachlicher Kompetenzen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Breites informationstechnisches, medientechnisches, medienökonomisches und gestalterisches Grundwissen</text:p>
          </table:table-cell>
          <table:table-cell table:style-name="ce3" office:value-type="string">
            <text:p>Tiefergehende Kenntnisse von Medienproduktionsprozessen</text:p>
          </table:table-cell>
          <table:table-cell table:style-name="ce3" office:value-type="string">
            <text:p>Vermittlung eines breiten informations-/medientechnischen, medienökonomischen sowie mediengestalterischen Basiswissens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Ausgeprägte Kenntnisse zur <text:span text:style-name="T1">Konstruktion</text:span> medialer Systeme</text:p>
          </table:table-cell>
          <table:table-cell table:style-name="ce3" office:value-type="string">
            <text:p>Methodische Kenntnisse von<text:span text:style-name="T1"> Kreativ- und Konzeptionsprozessen</text:span></text:p>
          </table:table-cell>
          <table:table-cell table:style-name="ce3" office:value-type="string">
            <text:p>Vermittlung ausgeprägter Kenntnisse in der Entwicklung und <text:span text:style-name="T1">Vermarktung</text:span> von Medienprodukten mit dem Schwerpunkt<text:span text:style-name="T1"> </text:span><text:span text:style-name="T2">Online-</text:span><text:span text:style-name="T2">Anwendungen</text:span>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3" office:value-type="string">
            <text:p>Anwendung dieser auf (multi)mediale Konzepte und Mediensysteme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Kenntnisse zur Konzeption, Beurteilung und Betreuung komplexer medienbezogener informationstechnischer Einrichtungen</text:p>
          </table:table-cell>
          <table:table-cell table:style-name="ce3" office:value-type="string">
            <text:p>Kenntnisse der <text:span text:style-name="T2">Kommunikationstheorien, -Prozesse</text:span> und Mediensysteme</text:p>
          </table:table-cell>
          <table:table-cell table:style-name="ce3" office:value-type="string">
            <text:p><text:span text:style-name="T2">Konzeption, Beurteilung und Betreuung von Medienprodukten, insb. </text:span><text:span text:style-name="T2">Online-Anwendungen</text:span>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Verständnis der Komplexität sozio-technischer medialer Systeme</text:p>
          </table:table-cell>
          <table:table-cell table:style-name="ce3" office:value-type="string">
            <text:p>Weitreichende Kenntnisse der Technologie von Mediensystemen</text:p>
          </table:table-cell>
          <table:table-cell table:style-name="ce4"/>
          <table:table-cell table:number-columns-repeated="1021"/>
        </table:table-row>
        <table:table-row table:style-name="ro2">
          <table:table-cell table:style-name="ce3" office:value-type="string">
            <text:p>Befähigung zur weiterführenden Qualifikation in Master-Studiengängen</text:p>
          </table:table-cell>
          <table:table-cell table:style-name="ce3" office:value-type="string">
            <text:p>Kenntnisse des Selbstmanagements, Teambuildings und Projektmanagements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4"/>
          <table:table-cell table:style-name="ce3" office:value-type="string">
            <text:p>Erwerb erster Praxiserfahrungen im Feld der Medienkonzeption</text:p>
          </table:table-cell>
          <table:table-cell table:style-name="ce3" office:value-type="string">
            <text:p>Erwerb erster Praxiserfahrungen zur Umsetzung und Erweiterung erworbener Kenntnisse</text:p>
          </table:table-cell>
          <table:table-cell table:number-columns-repeated="1021"/>
        </table:table-row>
        <table:table-row table:style-name="ro2">
          <table:table-cell table:style-name="ce5" table:number-columns-repeated="2"/>
          <table:table-cell table:style-name="ce3" office:value-type="string">
            <text:p>Realisierung fachlicher Flexibilität innerhalb des Studiums durch Eröffnung vielfältiger Wahl- und Spezialisierungsmöglichkeiten</text:p>
          </table:table-cell>
          <table:table-cell table:number-columns-repeated="1021"/>
        </table:table-row>
        <table:table-row table:style-name="ro4">
          <table:table-cell table:style-name="ce6"/>
          <table:table-cell table:style-name="ce3" table:number-columns-repeated="2"/>
          <table:table-cell table:number-columns-repeated="1021"/>
        </table:table-row>
        <table:table-row table:style-name="ro1">
          <table:table-cell table:number-columns-repeated="3" table:style-name="ce7" office:value-type="string">
            <text:p>Ziele bezüglich überfachlicher Kompetenzen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Sprach-/Kommunikationskompetenz und Teamfähigkeit</text:p>
          </table:table-cell>
          <table:table-cell table:style-name="ce3" office:value-type="string">
            <text:p>Reflektierter Umgang mit Anderen und Fähigkeit zur Teamarbeit, Teambuilding und -leading</text:p>
          </table:table-cell>
          <table:table-cell table:style-name="ce3" office:value-type="string">
            <text:p>Kommunikationskompetenz und Teamfähigkeit in Entwicklungs-/Managementprozessen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Problemlösungskompetenz</text:p>
          </table:table-cell>
          <table:table-cell table:style-name="ce3" office:value-type="string">
            <text:p>Problemlösungskompetenz und Entscheidungsfähigkeit in Konzeptionsprozessen</text:p>
          </table:table-cell>
          <table:table-cell table:style-name="ce3" office:value-type="string">
            <text:p>Problemlösungskompetenz und Reflexionsfähigkeit in Entwicklungs-/Managementprozessen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Methodenkompetenz</text:p>
          </table:table-cell>
          <table:table-cell table:style-name="ce3" office:value-type="string">
            <text:p>Ausgezeichnete kommunikative Fähigkeiten in Wort und Schrift</text:p>
          </table:table-cell>
          <table:table-cell table:style-name="ce3" office:value-type="string">
            <text:p>Interdisziplinäre Schnittstellenkompetenzen zwischen Management, Entwicklung und Gestaltung von Medien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Fähigkeit zur kritischen Analyse</text:p>
          </table:table-cell>
          <table:table-cell table:style-name="ce3" office:value-type="string">
            <text:p>Souveräner Umgang mit ethischen und interkulturellen Herausforderungen, Reflexion der gesellschaftlichen Verantwortung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3" office:value-type="string">
            <text:p>Reflexion gesellschaftlicher Verantwortung</text:p>
          </table:table-cell>
          <table:table-cell table:number-columns-repeated="2" table:style-name="ce3" office:value-type="string">
            <text:p>Fähigkeit zur persönlichen Berufs- und Lebensplanung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Befähigung zu einem weiterführenden wissenschaftlichen Studium an der Fakultät oder einer anderen Hochschule</text:p>
          </table:table-cell>
          <table:table-cell table:style-name="ce3" office:value-type="string">
            <text:p>Befähigung zu einem weiterführenden wissenschaftlichen Studium an der Fakultät Fakultät [sic] Digitale Medien oder einer anderen Hochschule</text:p>
          </table:table-cell>
          <table:table-cell table:style-name="ce3" office:value-type="string">
            <text:p>Befähigung zu weiter führenden wissenschaftlichen Studiengängen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style-name="ce11" table:number-columns-repeated="1021"/>
        </table:table-row>
        <table:table-row table:style-name="ro1">
          <table:table-cell table:style-name="ce7" office:value-type="string">
            <text:p>Berufsfeldorientierte Ziele</text:p>
          </table:table-cell>
          <table:table-cell table:style-name="ce7" office:value-type="string">
            <text:p>Berufsfeldorientierte Ziele</text:p>
          </table:table-cell>
          <table:table-cell table:style-name="ce7" office:value-type="string">
            <text:p>Berufsfeldorientierte Ziele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Ausgeprägte fachliche Kompetenzen im Bereich von medialen Systemen</text:p>
          </table:table-cell>
          <table:table-cell table:style-name="ce3" office:value-type="string">
            <text:p><text:span text:style-name="T1">Verantwortliche Tätigkeit in der Konzeption von Mediensystemen</text:span> und medialen Kommunikationsinstrumenten im Umfeld von Agenturen, Unternehmen oder Institutionen</text:p>
          </table:table-cell>
          <table:table-cell table:style-name="ce3" office:value-type="string">
            <text:p>Qualifikation für ein breites Berufsfeld im Medienbereich und anderen Wirtschaftszweigen mit dem Schwerpunkt Online-Anwendungen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Managementfähigkeit zur <text:span text:style-name="T1">Projektierung</text:span> medialer und informationstechnischer Systeme</text:p>
          </table:table-cell>
          <table:table-cell table:style-name="ce3" office:value-type="string">
            <text:p><text:span text:style-name="T1">Mitarbeit in bzw. Leitung von Konzeptionsteams</text:span> und Schnittstelle zu Marketingstrategen, Entwicklern, Programmierern, Designern und Artworkern</text:p>
          </table:table-cell>
          <table:table-cell table:style-name="ce3" office:value-type="string">
            <text:p>Verantwortliche Tätigkeiten in Bereich des <text:span text:style-name="T1">Managements von </text:span><text:span text:style-name="T1">Medienprodukten</text:span><text:span text:style-name="T2">, insb. Online-Medien</text:span>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Methodenkompetenz, um in <text:span text:style-name="T1">verantwortlicher und effizienter Weise </text:span><text:span text:style-name="T1">mediale Problemlösungen</text:span> zu erarbeiten</text:p>
          </table:table-cell>
          <table:table-cell table:style-name="ce8"/>
          <table:table-cell table:style-name="ce3" office:value-type="string">
            <text:p>Fähigkeit zur <text:span text:style-name="T1">Leitung und Mitarbeit von/in Teams</text:span> an der Schnittstelle zwischen Managern, Softwareentwicklern und Mediengestaltern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Kommunikationsvermögen für die <text:span text:style-name="T1">Erarbeitung und Umsetzung</text:span> kundenorientierter Lösungen</text:p>
          </table:table-cell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9"/>
          <table:table-cell table:style-name="ce3" office:value-type="string">
            <text:p>Schaffung der erforderlichen Grundlagen für eine spätere Existenzgründung in einem der oben beschriebenen Bereiche</text:p>
          </table:table-cell>
          <table:table-cell table:style-name="ce3" office:value-type="string">
            <text:p>Vermittlung grundlegender Kompetenzen zur eigenständigen Existenzgründung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1"/>
          <table:table-cell table:number-columns-repeated="1023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7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9">09.01.2022</text:date>, <text:time>08:53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22-01-05T12:57:09.78</meta:creation-date>
    <dc:date>2022-01-09T08:53:33.07</dc:date>
    <dc:creator>Jirka Dell'Oro-Friedl</dc:creator>
    <meta:editing-duration>PT2H14M55S</meta:editing-duration>
    <meta:editing-cycles>6</meta:editing-cycles>
    <meta:generator>OpenOffice/4.1.5$Win32 OpenOffice.org_project/415m1$Build-9789</meta:generator>
    <meta:document-statistic meta:table-count="3" meta:cell-count="57" meta:object-count="0"/>
  </office:meta>
</office:document-meta>
</file>